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ots" table:style-name="ta1">
        <table:shapes>
          <draw:frame draw:z-index="1" draw:id="id0" draw:style-name="a0" draw:name="Chart 1" svg:x="0.66142in" svg:y="0.39764in" svg:width="7.48622in" svg:height="4.2141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V1_3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Pi-Connect Lite V1.3 Load tests</text:p>
          </table:table-cell>
          <table:table-cell table:number-columns-repeated="4" table:style-name="ce1"/>
          <table:table-cell office:value-type="string" table:style-name="ce1">
            <text:p>V=IR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Current</text:p>
          </table:table-cell>
          <table:table-cell office:value-type="string" table:style-name="ce2">
            <text:p>Vpi</text:p>
          </table:table-cell>
          <table:table-cell office:value-type="string" table:style-name="ce2">
            <text:p>Vout</text:p>
          </table:table-cell>
          <table:table-cell office:value-type="string" table:style-name="ce2">
            <text:p>Vload</text:p>
          </table:table-cell>
          <table:table-cell table:style-name="ce1"/>
          <table:table-cell office:value-type="string" table:style-name="ce1">
            <text:p>R out to pi</text:p>
          </table:table-cell>
          <table:table-cell office:value-type="string" table:style-name="ce1">
            <text:p>R pi to load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05" table:style-name="ce1">
            <text:p>5.05</text:p>
          </table:table-cell>
          <table:table-cell office:value-type="float" office:value="5.09" table:style-name="ce1">
            <text:p>5.09</text:p>
          </table:table-cell>
          <table:table-cell table:number-columns-repeated="16381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5.03" table:style-name="ce1">
            <text:p>5.03</text:p>
          </table:table-cell>
          <table:table-cell office:value-type="float" office:value="5.08" table:style-name="ce1">
            <text:p>5.08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.08" table:style-name="ce1">
            <text:p>5.08</text:p>
          </table:table-cell>
          <table:table-cell office:value-type="float" office:value="4.97" table:style-name="ce1">
            <text:p>4.97</text:p>
          </table:table-cell>
          <table:table-cell table:style-name="ce1"/>
          <table:table-cell office:value-type="float" office:value="8.0000000000000071E-2" table:formula="of:=([.C6]-[.B6])/[.A6]" table:style-name="ce1">
            <text:p>0.08</text:p>
          </table:table-cell>
          <table:table-cell office:value-type="float" office:value="3.0000000000000249E-2" table:formula="of:=([.B6]-[.D6])/[.A6]" table:style-name="ce1">
            <text:p>0.03</text:p>
          </table:table-cell>
          <table:table-cell table:number-columns-repeated="16377"/>
        </table:table-row>
        <table:table-row table:style-name="ro1">
          <table:table-cell office:value-type="float" office:value="1.51" table:style-name="ce1">
            <text:p>1.51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5.07" table:style-name="ce1">
            <text:p>5.07</text:p>
          </table:table-cell>
          <table:table-cell office:value-type="float" office:value="4.8899999999999997" table:style-name="ce1">
            <text:p>4.89</text:p>
          </table:table-cell>
          <table:table-cell table:style-name="ce1"/>
          <table:table-cell office:value-type="float" office:value="5.9602649006622425E-2" table:formula="of:=([.C7]-[.B7])/[.A7]" table:style-name="ce1">
            <text:p>0.059602649</text:p>
          </table:table-cell>
          <table:table-cell office:value-type="float" office:value="5.9602649006623008E-2" table:formula="of:=([.B7]-[.D7])/[.A7]" table:style-name="ce1">
            <text:p>0.059602649</text:p>
          </table:table-cell>
          <table:table-cell table:number-columns-repeated="16377"/>
        </table:table-row>
        <table:table-row table:style-name="ro1">
          <table:table-cell office:value-type="float" office:value="2.0299999999999998" table:style-name="ce1">
            <text:p>2.03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.07" table:style-name="ce1">
            <text:p>5.07</text:p>
          </table:table-cell>
          <table:table-cell office:value-type="float" office:value="4.8899999999999997" table:style-name="ce1">
            <text:p>4.89</text:p>
          </table:table-cell>
          <table:table-cell table:style-name="ce1"/>
          <table:table-cell office:value-type="float" office:value="6.4039408866995023E-2" table:formula="of:=([.C8]-[.B8])/[.A8]" table:style-name="ce1">
            <text:p>0.064039409</text:p>
          </table:table-cell>
          <table:table-cell office:value-type="float" office:value="2.4630541871921534E-2" table:formula="of:=([.B8]-[.D8])/[.A8]" table:style-name="ce1">
            <text:p>0.024630542</text:p>
          </table:table-cell>
          <table:table-cell table:number-columns-repeated="16377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4.82" table:style-name="ce1">
            <text:p>4.82</text:p>
          </table:table-cell>
          <table:table-cell table:style-name="ce1"/>
          <table:table-cell office:value-type="float" office:value="6.3492063492063197E-2" table:formula="of:=([.C9]-[.B9])/[.A9]" table:style-name="ce1">
            <text:p>0.063492063</text:p>
          </table:table-cell>
          <table:table-cell office:value-type="float" office:value="3.1746031746031772E-2" table:formula="of:=([.B9]-[.D9])/[.A9]" table:style-name="ce1">
            <text:p>0.031746032</text:p>
          </table:table-cell>
          <table:table-cell table:number-columns-repeated="16377"/>
        </table:table-row>
        <table:table-row table:style-name="ro1">
          <table:table-cell office:value-type="float" office:value="2.98" table:style-name="ce1">
            <text:p>2.98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4.82" table:style-name="ce1">
            <text:p>4.82</text:p>
          </table:table-cell>
          <table:table-cell table:style-name="ce1"/>
          <table:table-cell office:value-type="float" office:value="6.7114093959731308E-2" table:formula="of:=([.C10]-[.B10])/[.A10]" table:style-name="ce1">
            <text:p>0.067114094</text:p>
          </table:table-cell>
          <table:table-cell office:value-type="float" office:value="1.3422818791946321E-2" table:formula="of:=([.B10]-[.D10])/[.A10]" table:style-name="ce1">
            <text:p>0.013422819</text:p>
          </table:table-cell>
          <table:table-cell table:number-columns-repeated="16377"/>
        </table:table-row>
        <table:table-row table:style-name="ro1">
          <table:table-cell office:value-type="float" office:value="3.56" table:style-name="ce1">
            <text:p>3.56</text:p>
          </table:table-cell>
          <table:table-cell office:value-type="float" office:value="4.79" table:style-name="ce1">
            <text:p>4.79</text:p>
          </table:table-cell>
          <table:table-cell office:value-type="float" office:value="5.05" table:style-name="ce1">
            <text:p>5.05</text:p>
          </table:table-cell>
          <table:table-cell office:value-type="float" office:value="4.67" table:style-name="ce1">
            <text:p>4.67</text:p>
          </table:table-cell>
          <table:table-cell table:style-name="ce1"/>
          <table:table-cell office:value-type="float" office:value="7.3033707865168482E-2" table:formula="of:=([.C11]-[.B11])/[.A11]" table:style-name="ce1">
            <text:p>0.073033708</text:p>
          </table:table-cell>
          <table:table-cell office:value-type="float" office:value="3.3707865168539353E-2" table:formula="of:=([.B11]-[.D11])/[.A11]" table:style-name="ce1">
            <text:p>0.033707865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1.3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load=As measure at l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ut=As measured at Vout pins on Pi-Connect L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pi=As measured on 40pin GPIO header</text:p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  <table:table table:name="V1_3_FET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Pi-Connect Lite V1.3 Load tests, with SI2323DS (3.7A) FET fitted</text:p>
          </table:table-cell>
          <table:table-cell table:number-columns-repeated="4" table:style-name="ce1"/>
          <table:table-cell office:value-type="string" table:style-name="ce1">
            <text:p>V=IR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Current</text:p>
          </table:table-cell>
          <table:table-cell office:value-type="string" table:style-name="ce2">
            <text:p>Vpi</text:p>
          </table:table-cell>
          <table:table-cell office:value-type="string" table:style-name="ce2">
            <text:p>Vout</text:p>
          </table:table-cell>
          <table:table-cell office:value-type="string" table:style-name="ce2">
            <text:p>Vload</text:p>
          </table:table-cell>
          <table:table-cell table:style-name="ce1"/>
          <table:table-cell office:value-type="string" table:style-name="ce1">
            <text:p>R out to pi</text:p>
          </table:table-cell>
          <table:table-cell office:value-type="string" table:style-name="ce1">
            <text:p>R pi to load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05" table:style-name="ce1">
            <text:p>5.05</text:p>
          </table:table-cell>
          <table:table-cell office:value-type="float" office:value="5.09" table:style-name="ce1">
            <text:p>5.09</text:p>
          </table:table-cell>
          <table:table-cell office:value-type="float" office:value="4.97" table:style-name="ce1">
            <text:p>4.97</text:p>
          </table:table-cell>
          <table:table-cell table:number-columns-repeated="16380" table:style-name="ce1"/>
        </table:table-row>
        <table:table-row table:style-name="ro1">
          <table:table-cell office:value-type="float" office:value="0.49" table:style-name="ce1">
            <text:p>0.49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5.08" table:style-name="ce1">
            <text:p>5.08</text:p>
          </table:table-cell>
          <table:table-cell office:value-type="float" office:value="4.97" table:style-name="ce1">
            <text:p>4.97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01" table:style-name="ce1">
            <text:p>5.01</text:p>
          </table:table-cell>
          <table:table-cell office:value-type="float" office:value="5.08" table:style-name="ce1">
            <text:p>5.08</text:p>
          </table:table-cell>
          <table:table-cell office:value-type="float" office:value="4.97" table:style-name="ce1">
            <text:p>4.97</text:p>
          </table:table-cell>
          <table:table-cell table:style-name="ce1"/>
          <table:table-cell office:value-type="float" office:value="7.0000000000000284E-2" table:formula="of:=([.C6]-[.B6])/[.A6]" table:style-name="ce1">
            <text:p>0.07</text:p>
          </table:table-cell>
          <table:table-cell office:value-type="float" office:value="4.0000000000000036E-2" table:formula="of:=([.B6]-[.D6])/[.A6]" table:style-name="ce1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.51" table:style-name="ce1">
            <text:p>1.51</text:p>
          </table:table-cell>
          <table:table-cell office:value-type="float" office:value="5" table:style-name="ce1">
            <text:p>5</text:p>
          </table:table-cell>
          <table:table-cell office:value-type="float" office:value="5.07" table:style-name="ce1">
            <text:p>5.07</text:p>
          </table:table-cell>
          <table:table-cell office:value-type="float" office:value="4.8899999999999997" table:style-name="ce1">
            <text:p>4.89</text:p>
          </table:table-cell>
          <table:table-cell table:style-name="ce1"/>
          <table:table-cell office:value-type="float" office:value="4.6357615894039923E-2" table:formula="of:=([.C7]-[.B7])/[.A7]" table:style-name="ce1">
            <text:p>0.046357616</text:p>
          </table:table-cell>
          <table:table-cell office:value-type="float" office:value="7.2847682119205504E-2" table:formula="of:=([.B7]-[.D7])/[.A7]" table:style-name="ce1">
            <text:p>0.072847682</text:p>
          </table:table-cell>
          <table:table-cell table:number-columns-repeated="16377"/>
        </table:table-row>
        <table:table-row table:style-name="ro1">
          <table:table-cell office:value-type="float" office:value="1.98" table:style-name="ce1">
            <text:p>1.98</text:p>
          </table:table-cell>
          <table:table-cell office:value-type="float" office:value="4.97" table:style-name="ce1">
            <text:p>4.97</text:p>
          </table:table-cell>
          <table:table-cell office:value-type="float" office:value="5.07" table:style-name="ce1">
            <text:p>5.07</text:p>
          </table:table-cell>
          <table:table-cell office:value-type="float" office:value="4.8899999999999997" table:style-name="ce1">
            <text:p>4.89</text:p>
          </table:table-cell>
          <table:table-cell table:style-name="ce1"/>
          <table:table-cell office:value-type="float" office:value="5.0505050505050775E-2" table:formula="of:=([.C8]-[.B8])/[.A8]" table:style-name="ce1">
            <text:p>0.050505051</text:p>
          </table:table-cell>
          <table:table-cell office:value-type="float" office:value="4.0404040404040442E-2" table:formula="of:=([.B8]-[.D8])/[.A8]" table:style-name="ce1">
            <text:p>0.04040404</text:p>
          </table:table-cell>
          <table:table-cell table:number-columns-repeated="16377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4.8899999999999997" table:style-name="ce1">
            <text:p>4.89</text:p>
          </table:table-cell>
          <table:table-cell table:style-name="ce1"/>
          <table:table-cell office:value-type="float" office:value="4.7999999999999689E-2" table:formula="of:=([.C9]-[.B9])/[.A9]" table:style-name="ce1">
            <text:p>0.048</text:p>
          </table:table-cell>
          <table:table-cell office:value-type="float" office:value="2.0000000000000285E-2" table:formula="of:=([.B9]-[.D9])/[.A9]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91" table:style-name="ce1">
            <text:p>4.91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4.82" table:style-name="ce1">
            <text:p>4.82</text:p>
          </table:table-cell>
          <table:table-cell table:style-name="ce1"/>
          <table:table-cell office:value-type="float" office:value="4.9999999999999822E-2" table:formula="of:=([.C10]-[.B10])/[.A10]" table:style-name="ce1">
            <text:p>0.05</text:p>
          </table:table-cell>
          <table:table-cell office:value-type="float" office:value="2.9999999999999954E-2" table:formula="of:=([.B10]-[.D10])/[.A10]" table:style-name="ce1">
            <text:p>0.03</text:p>
          </table:table-cell>
          <table:table-cell table:number-columns-repeated="16377"/>
        </table:table-row>
        <table:table-row table:style-name="ro1">
          <table:table-cell office:value-type="float" office:value="3.49" table:style-name="ce1">
            <text:p>3.49</text:p>
          </table:table-cell>
          <table:table-cell office:value-type="float" office:value="4.87" table:style-name="ce1">
            <text:p>4.87</text:p>
          </table:table-cell>
          <table:table-cell office:value-type="float" office:value="5.05" table:style-name="ce1">
            <text:p>5.05</text:p>
          </table:table-cell>
          <table:table-cell office:value-type="float" office:value="4.82" table:style-name="ce1">
            <text:p>4.82</text:p>
          </table:table-cell>
          <table:table-cell table:style-name="ce1"/>
          <table:table-cell office:value-type="float" office:value="5.1575931232091608E-2" table:formula="of:=([.C11]-[.B11])/[.A11]" table:style-name="ce1">
            <text:p>0.051575931</text:p>
          </table:table-cell>
          <table:table-cell office:value-type="float" office:value="1.4326647564469863E-2" table:formula="of:=([.B11]-[.D11])/[.A11]" table:style-name="ce1">
            <text:p>0.01432664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1.3 with SI2323DS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load=As measure at l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ut=As measured at Vout pins on Pi-Connect L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pi=As measured on 40pin GPIO header</text:p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  <table:table table:name="V_1_4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Pi-Connect Lite V1.4 Load tests</text:p>
          </table:table-cell>
          <table:table-cell table:number-columns-repeated="4" table:style-name="ce1"/>
          <table:table-cell office:value-type="string" table:style-name="ce1">
            <text:p>V=IR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Current</text:p>
          </table:table-cell>
          <table:table-cell office:value-type="string" table:style-name="ce2">
            <text:p>Vpi</text:p>
          </table:table-cell>
          <table:table-cell office:value-type="string" table:style-name="ce2">
            <text:p>Vout</text:p>
          </table:table-cell>
          <table:table-cell office:value-type="string" table:style-name="ce2">
            <text:p>Vload</text:p>
          </table:table-cell>
          <table:table-cell table:style-name="ce1"/>
          <table:table-cell office:value-type="string" table:style-name="ce1">
            <text:p>R out to pi</text:p>
          </table:table-cell>
          <table:table-cell office:value-type="string" table:style-name="ce1">
            <text:p>R pi to load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03" table:style-name="ce1">
            <text:p>5.03</text:p>
          </table:table-cell>
          <table:table-cell office:value-type="float" office:value="5.08" table:style-name="ce1">
            <text:p>5.08</text:p>
          </table:table-cell>
          <table:table-cell office:value-type="float" office:value="4.97" table:style-name="ce1">
            <text:p>4.97</text:p>
          </table:table-cell>
          <table:table-cell table:number-columns-repeated="16380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5" table:style-name="ce1">
            <text:p>5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4.8899999999999997" table:style-name="ce1">
            <text:p>4.89</text:p>
          </table:table-cell>
          <table:table-cell table:number-columns-repeated="16380" table:style-name="ce1"/>
        </table:table-row>
        <table:table-row table:style-name="ro1">
          <table:table-cell office:value-type="float" office:value="1.01" table:style-name="ce1">
            <text:p>1.01</text:p>
          </table:table-cell>
          <table:table-cell office:value-type="float" office:value="5" table:style-name="ce1">
            <text:p>5</text:p>
          </table:table-cell>
          <table:table-cell office:value-type="float" office:value="5.05" table:style-name="ce1">
            <text:p>5.05</text:p>
          </table:table-cell>
          <table:table-cell office:value-type="float" office:value="4.8899999999999997" table:style-name="ce1">
            <text:p>4.89</text:p>
          </table:table-cell>
          <table:table-cell table:style-name="ce1"/>
          <table:table-cell office:value-type="float" office:value="4.9504950495049327E-2" table:formula="of:=([.C6]-[.B6])/[.A6]" table:style-name="ce1">
            <text:p>0.04950495</text:p>
          </table:table-cell>
          <table:table-cell office:value-type="float" office:value="0.10891089108910923" table:formula="of:=([.B6]-[.D6])/[.A6]" table:style-name="ce1">
            <text:p>0.108910891</text:p>
          </table:table-cell>
          <table:table-cell table:number-columns-repeated="16377"/>
        </table:table-row>
        <table:table-row table:style-name="ro1">
          <table:table-cell office:value-type="float" office:value="1.49" table:style-name="ce1">
            <text:p>1.49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5.04" table:style-name="ce1">
            <text:p>5.04</text:p>
          </table:table-cell>
          <table:table-cell office:value-type="float" office:value="4.82" table:style-name="ce1">
            <text:p>4.82</text:p>
          </table:table-cell>
          <table:table-cell table:style-name="ce1"/>
          <table:table-cell office:value-type="float" office:value="4.0268456375838667E-2" table:formula="of:=([.C7]-[.B7])/[.A7]" table:style-name="ce1">
            <text:p>0.040268456</text:p>
          </table:table-cell>
          <table:table-cell office:value-type="float" office:value="0.10738255033557056" table:formula="of:=([.B7]-[.D7])/[.A7]" table:style-name="ce1">
            <text:p>0.10738255</text:p>
          </table:table-cell>
          <table:table-cell table:number-columns-repeated="16377"/>
        </table:table-row>
        <table:table-row table:style-name="ro1">
          <table:table-cell office:value-type="float" office:value="1.98" table:style-name="ce1">
            <text:p>1.98</text:p>
          </table:table-cell>
          <table:table-cell office:value-type="float" office:value="4.96" table:style-name="ce1">
            <text:p>4.96</text:p>
          </table:table-cell>
          <table:table-cell office:value-type="float" office:value="5.04" table:style-name="ce1">
            <text:p>5.04</text:p>
          </table:table-cell>
          <table:table-cell office:value-type="float" office:value="4.74" table:style-name="ce1">
            <text:p>4.74</text:p>
          </table:table-cell>
          <table:table-cell table:style-name="ce1"/>
          <table:table-cell office:value-type="float" office:value="4.0404040404040442E-2" table:formula="of:=([.C8]-[.B8])/[.A8]" table:style-name="ce1">
            <text:p>0.04040404</text:p>
          </table:table-cell>
          <table:table-cell office:value-type="float" office:value="0.11111111111111098" table:formula="of:=([.B8]-[.D8])/[.A8]" table:style-name="ce1">
            <text:p>0.111111111</text:p>
          </table:table-cell>
          <table:table-cell table:number-columns-repeated="16377"/>
        </table:table-row>
        <table:table-row table:style-name="ro1">
          <table:table-cell office:value-type="float" office:value="2.4900000000000002" table:style-name="ce1">
            <text:p>2.49</text:p>
          </table:table-cell>
          <table:table-cell office:value-type="float" office:value="4.95" table:style-name="ce1">
            <text:p>4.95</text:p>
          </table:table-cell>
          <table:table-cell office:value-type="float" office:value="5.03" table:style-name="ce1">
            <text:p>5.03</text:p>
          </table:table-cell>
          <table:table-cell office:value-type="float" office:value="4.67" table:style-name="ce1">
            <text:p>4.67</text:p>
          </table:table-cell>
          <table:table-cell table:style-name="ce1"/>
          <table:table-cell office:value-type="float" office:value="3.2128514056224924E-2" table:formula="of:=([.C9]-[.B9])/[.A9]" table:style-name="ce1">
            <text:p>0.032128514</text:p>
          </table:table-cell>
          <table:table-cell office:value-type="float" office:value="0.11244979919678724" table:formula="of:=([.B9]-[.D9])/[.A9]" table:style-name="ce1">
            <text:p>0.112449799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92" table:style-name="ce1">
            <text:p>4.92</text:p>
          </table:table-cell>
          <table:table-cell office:value-type="float" office:value="5.03" table:style-name="ce1">
            <text:p>5.03</text:p>
          </table:table-cell>
          <table:table-cell office:value-type="float" office:value="4.67" table:style-name="ce1">
            <text:p>4.67</text:p>
          </table:table-cell>
          <table:table-cell table:style-name="ce1"/>
          <table:table-cell office:value-type="float" office:value="3.6666666666666771E-2" table:formula="of:=([.C10]-[.B10])/[.A10]" table:style-name="ce1">
            <text:p>0.036666667</text:p>
          </table:table-cell>
          <table:table-cell office:value-type="float" office:value="8.3333333333333329E-2" table:formula="of:=([.B10]-[.D10])/[.A10]" table:style-name="ce1">
            <text:p>0.083333333</text:p>
          </table:table-cell>
          <table:table-cell table:number-columns-repeated="16377"/>
        </table:table-row>
        <table:table-row table:style-name="ro1">
          <table:table-cell office:value-type="float" office:value="3.51" table:style-name="ce1">
            <text:p>3.5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4.59" table:style-name="ce1">
            <text:p>4.59</text:p>
          </table:table-cell>
          <table:table-cell table:style-name="ce1"/>
          <table:table-cell office:value-type="float" office:value="3.4188034188033969E-2" table:formula="of:=([.C11]-[.B11])/[.A11]" table:style-name="ce1">
            <text:p>0.034188034</text:p>
          </table:table-cell>
          <table:table-cell office:value-type="float" office:value="8.8319088319088468E-2" table:formula="of:=([.B11]-[.D11])/[.A11]" table:style-name="ce1">
            <text:p>0.088319088</text:p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Vload=As measure at l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ut=As measured at Vout pins on Pi-Connect L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pi=As measured on 40pin GPIO header</text:p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Stephen</dc:creator>
    <meta:creation-date>2021-08-25T12:37:35Z</meta:creation-date>
    <dc:date>2021-11-23T09:27:31Z</dc:date>
    <meta:editing-cycles>10</meta:editing-cycles>
    <meta:editing-duration>PT605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03.4203937007874pt" svg:width="539.007874015748pt" chart:style-name="Crt0">
        <chart:title chart:style-name="CT00">
          <text:p text:style-name="a0" text:class-names="" text:cond-style-name="">Output Voltage at load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oltage at Header (V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urrent (A)</text:p>
            </chart:title>
          </chart:axis>
          <chart:series chart:label-cell-address="V1_3.$A$14" chart:values-cell-range-address="V1_3.$B$4:.$B$11" chart:class="chart:scatter" chart:attached-axis="primary-y" chart:style-name="G0S0">
            <chart:domain table:cell-range-address="V1_3.$A$4:.$A$11"/>
            <chart:data-point chart:repeated="8"/>
          </chart:series>
          <chart:series chart:label-cell-address="V1_3_FET.$A$13" chart:values-cell-range-address="V1_3_FET.$B$4:.$B$11" chart:class="chart:scatter" chart:attached-axis="primary-y" chart:style-name="G0S1">
            <chart:domain table:cell-range-address="V1_3_FET.$A$4:.$A$11"/>
            <chart:data-point chart:repeated="8"/>
          </chart:series>
          <chart:series chart:values-cell-range-address="V_1_4.$B$4:.$B$11" chart:class="chart:scatter" chart:attached-axis="primary-y" chart:style-name="G0S2">
            <chart:domain table:cell-range-address="V_1_4.$A$4:.$A$11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